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Th-The village...!)</text:p>
          </table:table-cell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 office:value-type="string">
            <text:p>(Under normal circumstances, I could not
possibly enter, however...)</text:p>
          </table:table-cell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 office:value-type="string">
            <text:p>(I-It is no use...! I cannot... bear this
any longer...!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Your Highness, is something wrong?”</text:p>
          </table:table-cell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-Umu, I... well...</text:p>
          </table:table-cell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 office:value-type="string">
            <text:p>Th-This village was called... Ento, was it
no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Yes, that is correc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s something caught your attention?”</text:p>
          </table:table-cell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Erm... erm...</text:p>
          </table:table-cell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 office:value-type="string">
            <text:p>We have come all this way to the Westlands, so
perhaps we should greet the village headma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I believe the headman is presently in the
Midlands attending the villager's assembly,
for today.”</text:p>
          </table:table-cell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h, uh... i-is that so...</text:p>
          </table:table-cell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 office:value-type="string">
            <text:p>Then, umm... I suppose there would be no
use in visiting...</text:p>
          </table:table-cell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 office:value-type="string">
            <text:p>L-Let us away...</text:p>
          </table:table-cell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yamu Tunnel
↓：Ento Village
←：Heavenly Palace・Rūjī Rui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